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17.59cm" style:rel-column-width="65535*"/>
    </style:style>
    <style:style style:name="Таблица1.A1" style:family="table-cell">
      <style:table-cell-properties fo:padding="0.097cm" fo:border="0.05pt solid #000000"/>
    </style:style>
    <style:style style:name="P1" style:family="paragraph" style:parent-style-name="Standard">
      <style:text-properties fo:language="ru" fo:country="RU" officeooo:rsid="0000f452" officeooo:paragraph-rsid="0000f452"/>
    </style:style>
    <style:style style:name="P2" style:family="paragraph" style:parent-style-name="Heading_20_2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2" text:outline-level="2">Результаты тестирования смарт-контракта RESTO-v2.sol</text:h>
      <text:p text:style-name="P1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Table_20_Contents">PS D:\solidity\8. RESTO contract&gt; npm run test</text:p>
            <text:p text:style-name="Table_20_Contents"/>
            <text:p text:style-name="Table_20_Contents">&gt; resto@1.0.0 test D:\solidity\8. RESTO contract</text:p>
            <text:p text:style-name="Table_20_Contents">&gt; mocha</text:p>
            <text:p text:style-name="Table_20_Contents"/>
            <text:p text:style-name="Table_20_Contents">Wed Sep 05 2018 15:09:40 GMT+0300 (GMT+03:00)</text:p>
            <text:p text:style-name="Table_20_Contents"/>
            <text:p text:style-name="Table_20_Contents"/>
            <text:p text:style-name="Table_20_Contents"><text:s text:c="2"/>Серия тестов для проверки функций контракта ...</text:p>
            <text:p text:style-name="Table_20_Contents"><text:s text:c="4"/>√ Разворачиваем контракт для тестирования... (1001ms)</text:p>
            <text:p text:style-name="Table_20_Contents"><text:s text:c="4"/>√ Адрес контракта...</text:p>
            <text:p text:style-name="Table_20_Contents"><text:s text:c="4"/>√ Получаем развернутый контракт токена...</text:p>
            <text:p text:style-name="Table_20_Contents"><text:s text:c="4"/>√ Проверка остатка токенов на адресе teamAddress1 4.5% = 49.5 млн... (61ms)</text:p>
            <text:p text:style-name="Table_20_Contents"><text:s text:c="4"/>√ Проверка остатка токенов на адресе TeamAddress2 13.5% = 148.5 млн... (49ms)</text:p>
            <text:p text:style-name="Table_20_Contents"><text:s text:c="4"/>√ Проверка остатка токенов на адресе MarketingAddress 18% = 198 млн... (71ms)</text:p>
            <text:p text:style-name="Table_20_Contents"><text:s text:c="4"/>√ Проверка остатка токенов на адресе RetailersAddress 9% = 99 млн... (55ms)</text:p>
            <text:p text:style-name="Table_20_Contents"><text:s text:c="4"/>√ Проверка остатка токенов на адресе ReserveAddress 8% = 88 млн... (76ms)</text:p>
            <text:p text:style-name="Table_20_Contents"><text:s text:c="4"/>√ Проверка остатка токенов на адресе BountyAddress 1% = 11 млн... (56ms)</text:p>
            <text:p text:style-name="Table_20_Contents"><text:s text:c="4"/>√ Проверка остатка токенов на адресе контракта crowdsale 46% = 506 млн...</text:p>
            <text:p text:style-name="Table_20_Contents"><text:s text:c="4"/>√ Переводим от account[2] 5 эфиров, должен отбить... (72ms)</text:p>
            <text:p text:style-name="Table_20_Contents"><text:s text:c="4"/>√ Увеличиваем время в ganache-cli на addTimeToStart дней - до 20 сентября</text:p>
            <text:p text:style-name="Table_20_Contents"><text:s text:c="4"/>√ Переводим от account[2] 5 эфиров, должен принять... (89ms)</text:p>
            <text:p text:style-name="Table_20_Contents"><text:s text:c="4"/>√ Проверка токенов на адресе accounts[2] = 5 * 1000 + бонус 100%...</text:p>
            <text:p text:style-name="Table_20_Contents"><text:s text:c="4"/>√ Увеличиваем время в ganache-cli на 20 дней - до 10 октября</text:p>
            <text:p text:style-name="Table_20_Contents"><text:s text:c="4"/>√ Переводим от account[3] 5 эфиров, должен принять... (126ms)</text:p>
            <text:p text:style-name="Table_20_Contents"><text:s text:c="4"/>√ Проверка токенов на адресе accounts[3] = 5 * 1000 + бонус 40%...</text:p>
            <text:p text:style-name="Table_20_Contents"><text:s text:c="4"/>√ Увеличиваем время в ganache-cli на 7 дней - до 17 октября</text:p>
            <text:p text:style-name="Table_20_Contents"><text:s text:c="4"/>√ Переводим от account[4] 5 эфиров, должен принять... (82ms)</text:p>
            <text:p text:style-name="Table_20_Contents"><text:s text:c="4"/>√ Проверка токенов на адресе accounts[4] = 5 * 1000 + бонус 30%...</text:p>
            <text:p text:style-name="Table_20_Contents"><text:s text:c="4"/>√ Увеличиваем время в ganache-cli на 7 дней - до 24 октября</text:p>
            <text:p text:style-name="Table_20_Contents"><text:s text:c="4"/>√ Переводим от account[5] 5 эфиров, должен принять... (73ms)</text:p>
            <text:p text:style-name="Table_20_Contents"><text:s text:c="4"/>√ Проверка токенов на адресе accounts[5] = 5 * 1000 + бонус 20%...</text:p>
            <text:p text:style-name="Table_20_Contents"><text:s text:c="4"/>√ Увеличиваем время в ganache-cli на 8 дней - до 1 ноября</text:p>
            <text:p text:style-name="Table_20_Contents"><text:s text:c="4"/>√ Переводим от account[6] 5 эфиров, должен принять... (68ms)</text:p>
            <text:p text:style-name="Table_20_Contents"><text:s text:c="4"/>√ Проверка токенов на адресе accounts[6] = 5 * 1000 + бонус 10%...</text:p>
            <text:p text:style-name="Table_20_Contents"><text:s text:c="4"/>√ Увеличиваем время в ganache-cli на 20 дней - до 20 ноября</text:p>
            <text:p text:style-name="Table_20_Contents"><text:s text:c="4"/>√ Переводим от account[7] 5 эфиров, должен принять... (48ms)</text:p>
            <text:p text:style-name="Table_20_Contents"><text:s text:c="4"/>√ Проверка токенов на адресе accounts[7] = 5 * 1000 + бонус 0%...</text:p>
            <text:p text:style-name="Table_20_Contents">Balance of contract before withdraw: <text:s/>30</text:p>
            <text:p text:style-name="Table_20_Contents"><text:s text:c="4"/>√ Проверка баланса на контракте перед выводом всех средств - ...</text:p>
            <text:p text:style-name="Table_20_Contents">Balance of account[0] before withdraw: <text:s/>99.991541872</text:p>
            <text:p text:style-name="Table_20_Contents"><text:s text:c="4"/>√ Проверка баланса на account[0] - ...</text:p>
            <text:p text:style-name="Table_20_Contents"><text:s text:c="4"/>√ Выводим cредства на account[0]..</text:p>
            <text:p text:style-name="Table_20_Contents">Balance of account[0] after withdraw: <text:s/>129.991373404</text:p>
            <text:p text:style-name="Table_20_Contents"><text:soft-page-break/><text:s text:c="4"/>√ Проверка баланса на account[0] после вывода средств с контракта - ...</text:p>
            <text:p text:style-name="Table_20_Contents"><text:s text:c="4"/>√ Передача прав собственника...</text:p>
            <text:p text:style-name="Table_20_Contents"><text:s text:c="4"/>√ Подтверждение прав собственника...</text:p>
            <text:p text:style-name="Table_20_Contents"><text:s text:c="4"/>√ Установка менеджера от нового собственника...</text:p>
            <text:p text:style-name="Table_20_Contents"><text:s text:c="4"/>√ Проверка токенов на адресе accounts[5] = 6000...</text:p>
            <text:p text:style-name="Table_20_Contents"><text:s text:c="4"/>√ Передача токенов менеджером... (42ms)</text:p>
            <text:p text:style-name="Table_20_Contents"><text:s text:c="4"/>√ Проверка токенов на адресе accounts[5] = 6000+1000...</text:p>
            <text:p text:style-name="Table_20_Contents"><text:s text:c="4"/>√ Установка паузы от нового собсвтенника (accounts[2]... (48ms)</text:p>
            <text:p text:style-name="Table_20_Contents"><text:s text:c="4"/>√ Передача токенов менеджером - должен отбить...</text:p>
            <text:p text:style-name="Table_20_Contents"><text:s text:c="4"/>√ Снятие паузы от нового собсвтенника (accounts[2]... (64ms)</text:p>
            <text:p text:style-name="Table_20_Contents"><text:s text:c="4"/>√ Передача токенов менеджером - должен работать... (65ms)</text:p>
            <text:p text:style-name="Table_20_Contents"><text:s text:c="4"/>√ Проверка токенов на адресе accounts[5] = 7000+1000...</text:p>
            <text:p text:style-name="Table_20_Contents"><text:s text:c="4"/>√ Передача токенов менеджером с адреса teamAddress1 - должен работать... (86ms)</text:p>
            <text:p text:style-name="Table_20_Contents"><text:s text:c="4"/>√ Проверка токенов на адресе accounts[5] = 8000+1000...</text:p>
            <text:p text:style-name="Table_20_Contents"><text:s text:c="4"/>√ Передача токенов менеджером с адреса MarketingAddress - должен работать... (82ms)</text:p>
            <text:p text:style-name="Table_20_Contents"><text:s text:c="4"/>√ Проверка токенов на адресе accounts[5] = 9000+1000...</text:p>
            <text:p text:style-name="Table_20_Contents"><text:s text:c="4"/>√ Передача токенов менеджером с адреса RetailersAddress - должен работать... (79ms)</text:p>
            <text:p text:style-name="Table_20_Contents"><text:s text:c="4"/>√ Проверка токенов на адресе accounts[5] = 10000+1000...</text:p>
            <text:p text:style-name="Table_20_Contents"><text:s text:c="4"/>√ Передача токенов менеджером с адреса ReserveAddress - должен работать... (40ms)</text:p>
            <text:p text:style-name="Table_20_Contents"><text:s text:c="4"/>√ Проверка токенов на адресе accounts[5] = 11000+1000...</text:p>
            <text:p text:style-name="Table_20_Contents"><text:s text:c="4"/>√ Передача токенов менеджером с адреса BountyAddress - должен работать... (66ms)</text:p>
            <text:p text:style-name="Table_20_Contents"><text:s text:c="4"/>√ Проверка токенов на адресе accounts[5] = 12000+1000...</text:p>
            <text:p text:style-name="Table_20_Contents"/>
            <text:p text:style-name="Table_20_Contents"><text:s text:c="2"/>Серия тестов для проверки холда на TeamAddress2 ...</text:p>
            <text:p text:style-name="Table_20_Contents"><text:s text:c="4"/>√ Разворачиваем контракт для тестирования... (441ms)</text:p>
            <text:p text:style-name="Table_20_Contents"><text:s text:c="4"/>√ Адрес контракта...</text:p>
            <text:p text:style-name="Table_20_Contents"><text:s text:c="4"/>√ Получаем развернутый контракт токена...</text:p>
            <text:p text:style-name="Table_20_Contents"><text:s text:c="4"/>√ Передача токенов менеджером с адреса TeamAddress2 - должен отбить (холд)... (51ms)</text:p>
            <text:p text:style-name="Table_20_Contents"><text:s text:c="4"/>√ Увеличиваем время в ganache-cli на crowdsaleEndTime + 364 дней - один год минус 1 день от момента EndCrowdsale</text:p>
            <text:p text:style-name="Table_20_Contents"><text:s text:c="4"/>√ Передача токенов менеджером с адреса TeamAddress2 - должен отбить (холд)...</text:p>
            <text:p text:style-name="Table_20_Contents"><text:s text:c="4"/>√ Проверка токенов на адресе accounts[5] = 0...</text:p>
            <text:p text:style-name="Table_20_Contents"><text:s text:c="4"/>√ Увеличиваем время в ganache-cli на 1 день - один год от момента EndCrowdsale</text:p>
            <text:p text:style-name="Table_20_Contents"><text:s text:c="4"/>√ Передача токенов менеджером с адреса TeamAddress2 - должен работать... (77ms)</text:p>
            <text:p text:style-name="Table_20_Contents"><text:s text:c="4"/>√ Проверка токенов на адресе accounts[5] = 1000...</text:p>
            <text:p text:style-name="Table_20_Contents"/>
            <text:p text:style-name="Table_20_Contents"><text:s text:c="2"/>Серия тестов для проверки штатных функций ...</text:p>
            <text:p text:style-name="Table_20_Contents"><text:s text:c="4"/>√ Разворачиваем контракт для тестирования... (386ms)</text:p>
            <text:p text:style-name="Table_20_Contents"><text:s text:c="4"/>√ Адрес контракта...</text:p>
            <text:p text:style-name="Table_20_Contents"><text:s text:c="4"/>√ Получаем развернутый контракт токена...</text:p>
            <text:p text:style-name="Table_20_Contents"><text:s text:c="4"/>√ Передача токенов ... (62ms)</text:p>
            <text:p text:style-name="Table_20_Contents"><text:s text:c="4"/>√ Проверка токенов на адресе accounts[5] = 1000...</text:p>
            <text:p text:style-name="Table_20_Contents"><text:s text:c="4"/>√ Проверка функции transfer... (58ms)</text:p>
            <text:p text:style-name="Table_20_Contents"><text:s text:c="4"/>√ Проверка токенов на адресе accounts[6] = 1000...</text:p>
            <text:p text:style-name="Table_20_Contents"><text:s text:c="4"/>√ Проверка функции approve... (69ms)</text:p>
            <text:p text:style-name="Table_20_Contents"><text:s text:c="4"/>√ Проверка функции increaseApproval... (67ms)</text:p>
            <text:p text:style-name="Table_20_Contents"><text:s text:c="4"/>√ Проверка функции transferFrom и approve... (64ms)</text:p>
            <text:p text:style-name="Table_20_Contents"><text:s text:c="4"/>√ Проверка токенов на адресе accounts[7] = 1000...</text:p>
            <text:p text:style-name="Table_20_Contents"><text:soft-page-break/></text:p>
            <text:p text:style-name="Table_20_Contents"/>
            <text:p text:style-name="Table_20_Contents"><text:s text:c="2"/>75 passing (5s)</text:p>
            <text:p text:style-name="Table_20_Contents"/>
            <text:p text:style-name="Table_20_Contents">PS D:\solidity\8. RESTO contract&gt;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5.2$Windows_x86 LibreOffice_project/54c8cbb85f300ac59db32fe8a675ff7683cd5a16</meta:generator>
    <dc:date>2018-09-05T15:25:06.521000000</dc:date>
    <meta:editing-duration>PT2M14S</meta:editing-duration>
    <meta:editing-cycles>1</meta:editing-cycles>
    <meta:document-statistic meta:table-count="1" meta:image-count="0" meta:object-count="0" meta:page-count="3" meta:paragraph-count="88" meta:word-count="750" meta:character-count="5193" meta:non-whitespace-character-count="4220"/>
  </office:meta>
</office:document-meta>
</file>